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fo:font-size="80pt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e202e"/>
    </style:style>
    <style:style style:name="T3" style:family="text">
      <style:text-properties style:font-name="DejaVu Sans Mono" officeooo:rsid="000d15d0"/>
    </style:style>
    <style:style style:name="T4" style:family="text">
      <style:text-properties officeooo:rsid="00117d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402in" fo:min-width="5.17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text:span text:style-name="T3">BORNHACK</text:span></text:p>
      <text:p text:style-name="P3">MAIN ENTRANCE</text:p>
      <text:p text:style-name="P2"><draw:custom-shape text:anchor-type="paragraph" draw:z-index="1" draw:style-name="gr1" svg:width="5.9094in" svg:height="2.8039in" svg:x="0.4957in" svg:y="1.261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0:33:43.464185907</dc:date>
    <meta:editing-duration>PT16M9S</meta:editing-duration>
    <meta:editing-cycles>5</meta:editing-cycles>
    <meta:generator>LibreOffice/4.3.3.2$Linux_X86_64 LibreOffice_project/430m0$Build-2</meta:generator>
    <meta:document-statistic meta:table-count="0" meta:image-count="1" meta:object-count="0" meta:page-count="1" meta:paragraph-count="3" meta:word-count="10" meta:character-count="84" meta:non-whitespace-character-count="75"/>
  </office:meta>
</office:document-meta>
</file>